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text-underline-style="none" fo:font-weight="normal" officeooo:rsid="0001e93b" officeooo:paragraph-rsid="0009a884" style:font-weight-asian="normal" style:font-weight-complex="normal"/>
    </style:style>
    <style:style style:name="P2" style:family="paragraph" style:parent-style-name="Standard">
      <style:text-properties style:text-underline-style="none" fo:font-weight="normal" officeooo:rsid="00028533" officeooo:paragraph-rsid="0009a884" style:font-weight-asian="normal" style:font-weight-complex="normal"/>
    </style:style>
    <style:style style:name="P3" style:family="paragraph" style:parent-style-name="Standard">
      <style:text-properties style:text-underline-style="none" fo:font-weight="normal" officeooo:rsid="0003b597" officeooo:paragraph-rsid="0009a884" style:font-weight-asian="normal" style:font-weight-complex="normal"/>
    </style:style>
    <style:style style:name="P4" style:family="paragraph" style:parent-style-name="Standard">
      <style:text-properties style:text-underline-style="none" fo:font-weight="normal" officeooo:rsid="0004f3f0" officeooo:paragraph-rsid="0009a884" style:font-weight-asian="normal" style:font-weight-complex="normal"/>
    </style:style>
    <style:style style:name="P5" style:family="paragraph" style:parent-style-name="Standard">
      <style:text-properties style:text-underline-style="none" fo:font-weight="normal" officeooo:rsid="00099e3d" officeooo:paragraph-rsid="0009a884" style:font-weight-asian="normal" style:font-weight-complex="normal"/>
    </style:style>
    <style:style style:name="P6" style:family="paragraph" style:parent-style-name="Standard">
      <style:text-properties style:text-underline-style="none" fo:font-weight="normal" officeooo:rsid="000bfd80" officeooo:paragraph-rsid="000bfd80" style:font-weight-asian="normal" style:font-weight-complex="normal"/>
    </style:style>
    <style:style style:name="P7" style:family="paragraph" style:parent-style-name="Standard">
      <style:text-properties style:text-underline-style="none" fo:font-weight="normal" officeooo:rsid="000f400a" officeooo:paragraph-rsid="000f400a" style:font-weight-asian="normal" style:font-weight-complex="normal"/>
    </style:style>
    <style:style style:name="P8" style:family="paragraph" style:parent-style-name="Standard">
      <style:text-properties style:text-underline-style="none" fo:font-weight="normal" officeooo:rsid="0011190d" officeooo:paragraph-rsid="0011190d" style:font-weight-asian="normal" style:font-weight-complex="normal"/>
    </style:style>
    <style:style style:name="P9" style:family="paragraph" style:parent-style-name="Standard">
      <style:text-properties style:text-underline-style="none" fo:font-weight="normal" officeooo:rsid="0016585e" officeooo:paragraph-rsid="0016585e" style:font-weight-asian="normal" style:font-weight-complex="normal"/>
    </style:style>
    <style:style style:name="P10" style:family="paragraph" style:parent-style-name="Standard">
      <style:text-properties style:text-underline-style="none" fo:font-weight="normal" officeooo:rsid="00180e74" officeooo:paragraph-rsid="00180e74" style:font-weight-asian="normal" style:font-weight-complex="normal"/>
    </style:style>
    <style:style style:name="P11" style:family="paragraph" style:parent-style-name="Standard">
      <style:text-properties style:text-underline-style="none" fo:font-weight="normal" officeooo:rsid="001c8b3f" officeooo:paragraph-rsid="001c8b3f" style:font-weight-asian="normal" style:font-weight-complex="normal"/>
    </style:style>
    <style:style style:name="P12" style:family="paragraph" style:parent-style-name="Standard">
      <style:text-properties style:text-underline-style="solid" style:text-underline-width="auto" style:text-underline-color="font-color" fo:font-weight="bold" officeooo:rsid="0001e93b" officeooo:paragraph-rsid="0009a884" style:font-weight-asian="bold" style:font-weight-complex="bold"/>
    </style:style>
    <style:style style:name="P13" style:family="paragraph" style:parent-style-name="Standard">
      <style:text-properties style:text-underline-style="solid" style:text-underline-width="auto" style:text-underline-color="font-color" fo:font-weight="normal" officeooo:rsid="0001e93b" officeooo:paragraph-rsid="0009a884" style:font-weight-asian="normal" style:font-weight-complex="normal"/>
    </style:style>
    <style:style style:name="P14" style:family="paragraph" style:parent-style-name="Standard">
      <style:text-properties style:text-underline-style="solid" style:text-underline-width="auto" style:text-underline-color="font-color" fo:font-weight="normal" officeooo:rsid="000f400a" officeooo:paragraph-rsid="0011190d" style:font-weight-asian="normal" style:font-weight-complex="normal"/>
    </style:style>
    <style:style style:name="P15" style:family="paragraph" style:parent-style-name="Standard">
      <style:text-properties style:text-underline-style="solid" style:text-underline-width="auto" style:text-underline-color="font-color" fo:font-weight="normal" officeooo:rsid="0011190d" officeooo:paragraph-rsid="0011190d" style:font-weight-asian="normal" style:font-weight-complex="normal"/>
    </style:style>
    <style:style style:name="P16" style:family="paragraph" style:parent-style-name="Standard">
      <style:text-properties officeooo:paragraph-rsid="0009a884"/>
    </style:style>
    <style:style style:name="P17" style:family="paragraph" style:parent-style-name="Standard" style:list-style-name="L1">
      <style:text-properties style:text-underline-style="none" fo:font-weight="normal" officeooo:rsid="00099e3d" officeooo:paragraph-rsid="0009a884" style:font-weight-asian="normal" style:font-weight-complex="normal"/>
    </style:style>
    <style:style style:name="P18" style:family="paragraph" style:parent-style-name="Standard" style:list-style-name="L1">
      <style:text-properties style:text-underline-style="none" fo:font-weight="normal" officeooo:rsid="000a326c" officeooo:paragraph-rsid="0009a884" style:font-weight-asian="normal" style:font-weight-complex="normal"/>
    </style:style>
    <style:style style:name="P19" style:family="paragraph" style:parent-style-name="Standard" style:list-style-name="L2">
      <style:text-properties style:text-underline-style="none" fo:font-weight="normal" officeooo:rsid="000b5a5e" officeooo:paragraph-rsid="000b5a5e" style:font-weight-asian="normal" style:font-weight-complex="normal"/>
    </style:style>
    <style:style style:name="P20" style:family="paragraph" style:parent-style-name="Standard" style:list-style-name="L2">
      <style:text-properties style:text-underline-style="none" fo:font-weight="normal" officeooo:rsid="000bf8f3" officeooo:paragraph-rsid="000bf8f3" style:font-weight-asian="normal" style:font-weight-complex="normal"/>
    </style:style>
    <style:style style:name="P21" style:family="paragraph" style:parent-style-name="Standard" style:list-style-name="L3">
      <style:text-properties style:text-underline-style="none" fo:font-weight="normal" officeooo:rsid="0012c937" officeooo:paragraph-rsid="0012c937" style:font-weight-asian="normal" style:font-weight-complex="normal"/>
    </style:style>
    <style:style style:name="P22" style:family="paragraph" style:parent-style-name="Standard">
      <style:text-properties style:text-underline-style="none" fo:font-weight="normal" officeooo:rsid="001e8d9b" officeooo:paragraph-rsid="001e8d9b" style:font-weight-asian="normal" style:font-weight-complex="normal"/>
    </style:style>
    <style:style style:name="P23" style:family="paragraph" style:parent-style-name="Standard">
      <style:text-properties style:text-underline-style="none" fo:font-weight="normal" officeooo:rsid="0024a03d" officeooo:paragraph-rsid="0024a03d" style:font-weight-asian="normal" style:font-weight-complex="normal"/>
    </style:style>
    <style:style style:name="P24" style:family="paragraph" style:parent-style-name="Standard" style:list-style-name="L4">
      <style:text-properties style:text-underline-style="solid" style:text-underline-width="auto" style:text-underline-color="font-color" fo:font-weight="normal" officeooo:rsid="00180e74" officeooo:paragraph-rsid="00180e74" style:font-weight-asian="normal" style:font-weight-complex="normal"/>
    </style:style>
    <style:style style:name="P25" style:family="paragraph" style:parent-style-name="Standard" style:list-style-name="L4">
      <style:text-properties style:text-underline-style="solid" style:text-underline-width="auto" style:text-underline-color="font-color" fo:font-weight="normal" officeooo:rsid="00194812" officeooo:paragraph-rsid="00194812" style:font-weight-asian="normal" style:font-weight-complex="normal"/>
    </style:style>
    <style:style style:name="P26" style:family="paragraph" style:parent-style-name="Standard" style:list-style-name="L4">
      <style:text-properties style:text-underline-style="solid" style:text-underline-width="auto" style:text-underline-color="font-color" fo:font-weight="normal" officeooo:rsid="001adeaa" officeooo:paragraph-rsid="001adeaa" style:font-weight-asian="normal" style:font-weight-complex="normal"/>
    </style:style>
    <style:style style:name="P27" style:family="paragraph" style:parent-style-name="Standard" style:list-style-name="L5">
      <style:text-properties style:text-underline-style="solid" style:text-underline-width="auto" style:text-underline-color="font-color" fo:font-weight="normal" officeooo:rsid="001c8b3f" officeooo:paragraph-rsid="001c8b3f" style:font-weight-asian="normal" style:font-weight-complex="normal"/>
    </style:style>
    <style:style style:name="P28" style:family="paragraph" style:parent-style-name="Standard" style:list-style-name="L5">
      <style:text-properties style:text-underline-style="solid" style:text-underline-width="auto" style:text-underline-color="font-color" fo:font-weight="normal" officeooo:rsid="001ccd3a" officeooo:paragraph-rsid="001ccd3a" style:font-weight-asian="normal" style:font-weight-complex="normal"/>
    </style:style>
    <style:style style:name="P29" style:family="paragraph" style:parent-style-name="Standard" style:list-style-name="L6">
      <style:text-properties style:text-underline-style="solid" style:text-underline-width="auto" style:text-underline-color="font-color" fo:font-weight="normal" officeooo:rsid="001e8d9b" officeooo:paragraph-rsid="001e8d9b" style:font-weight-asian="normal" style:font-weight-complex="normal"/>
    </style:style>
    <style:style style:name="P30" style:family="paragraph" style:parent-style-name="Standard" style:list-style-name="L6">
      <style:text-properties style:text-underline-style="solid" style:text-underline-width="auto" style:text-underline-color="font-color" fo:font-weight="normal" officeooo:rsid="001ec013" officeooo:paragraph-rsid="001ec013" style:font-weight-asian="normal" style:font-weight-complex="normal"/>
    </style:style>
    <style:style style:name="P31" style:family="paragraph" style:parent-style-name="Standard" style:list-style-name="L6">
      <style:text-properties style:text-underline-style="solid" style:text-underline-width="auto" style:text-underline-color="font-color" fo:font-weight="normal" officeooo:rsid="001f4d69" officeooo:paragraph-rsid="001f4d69" style:font-weight-asian="normal" style:font-weight-complex="normal"/>
    </style:style>
    <style:style style:name="P32" style:family="paragraph" style:parent-style-name="Standard" style:list-style-name="L6">
      <style:text-properties style:text-underline-style="solid" style:text-underline-width="auto" style:text-underline-color="font-color" fo:font-weight="normal" officeooo:rsid="0020b7bb" officeooo:paragraph-rsid="0020b7bb" style:font-weight-asian="normal" style:font-weight-complex="normal"/>
    </style:style>
    <style:style style:name="P33" style:family="paragraph" style:parent-style-name="Standard" style:list-style-name="L6">
      <style:text-properties style:text-underline-style="solid" style:text-underline-width="auto" style:text-underline-color="font-color" fo:font-weight="normal" officeooo:rsid="0024a03d" officeooo:paragraph-rsid="0024a03d" style:font-weight-asian="normal" style:font-weight-complex="normal"/>
    </style:style>
    <style:style style:name="P34" style:family="paragraph" style:parent-style-name="Standard" style:list-style-name="L7">
      <style:text-properties style:text-underline-style="solid" style:text-underline-width="auto" style:text-underline-color="font-color" fo:font-weight="normal" officeooo:rsid="0024a03d" officeooo:paragraph-rsid="0024a03d" style:font-weight-asian="normal" style:font-weight-complex="normal"/>
    </style:style>
    <style:style style:name="P35" style:family="paragraph" style:parent-style-name="Standard" style:list-style-name="L7">
      <style:text-properties style:text-underline-style="solid" style:text-underline-width="auto" style:text-underline-color="font-color" fo:font-weight="normal" officeooo:rsid="00278d04" officeooo:paragraph-rsid="00278d04" style:font-weight-asian="normal" style:font-weight-complex="normal"/>
    </style:style>
    <style:style style:name="P36" style:family="paragraph" style:parent-style-name="Standard" style:list-style-name="L7">
      <style:text-properties style:text-underline-style="solid" style:text-underline-width="auto" style:text-underline-color="font-color" fo:font-weight="normal" officeooo:rsid="002a4c09" officeooo:paragraph-rsid="002a4c09" style:font-weight-asian="normal" style:font-weight-complex="normal"/>
    </style:style>
    <style:style style:name="P37" style:family="paragraph" style:parent-style-name="Standard" style:list-style-name="L7">
      <style:text-properties style:text-underline-style="solid" style:text-underline-width="auto" style:text-underline-color="font-color" fo:font-weight="normal" officeooo:rsid="002c9ba0" officeooo:paragraph-rsid="002c9ba0" style:font-weight-asian="normal" style:font-weight-complex="normal"/>
    </style:style>
    <style:style style:name="T1" style:family="text">
      <style:text-properties officeooo:rsid="000b4921"/>
    </style:style>
    <style:style style:name="T2" style:family="text">
      <style:text-properties officeooo:rsid="000a326c"/>
    </style:style>
    <style:style style:name="T3" style:family="text">
      <style:text-properties officeooo:rsid="000a0e67"/>
    </style:style>
    <style:style style:name="T4" style:family="text">
      <style:text-properties officeooo:rsid="000b5a5e"/>
    </style:style>
    <style:style style:name="T5" style:family="text">
      <style:text-properties officeooo:rsid="000bf8f3"/>
    </style:style>
    <style:style style:name="T6" style:family="text">
      <style:text-properties officeooo:rsid="000c4f8a"/>
    </style:style>
    <style:style style:name="T7" style:family="text">
      <style:text-properties officeooo:rsid="0011190d"/>
    </style:style>
    <style:style style:name="T8" style:family="text">
      <style:text-properties officeooo:rsid="0012c937"/>
    </style:style>
    <style:style style:name="T9" style:family="text">
      <style:text-properties officeooo:rsid="0016585e"/>
    </style:style>
    <style:style style:name="T10" style:family="text">
      <style:text-properties style:text-underline-style="solid" style:text-underline-width="auto" style:text-underline-color="font-color"/>
    </style:style>
    <style:style style:name="T11" style:family="text">
      <style:text-properties officeooo:rsid="00180e74"/>
    </style:style>
    <style:style style:name="T12" style:family="text">
      <style:text-properties style:text-underline-style="none"/>
    </style:style>
    <style:style style:name="T13" style:family="text">
      <style:text-properties style:text-underline-style="none" officeooo:rsid="00194812"/>
    </style:style>
    <style:style style:name="T14" style:family="text">
      <style:text-properties style:text-underline-style="none" officeooo:rsid="001adeaa"/>
    </style:style>
    <style:style style:name="T15" style:family="text">
      <style:text-properties style:text-underline-style="none" officeooo:rsid="001b1dd5"/>
    </style:style>
    <style:style style:name="T16" style:family="text">
      <style:text-properties style:text-underline-style="none" officeooo:rsid="001ccd3a"/>
    </style:style>
    <style:style style:name="T17" style:family="text">
      <style:text-properties style:text-underline-style="none" officeooo:rsid="001e8d9b"/>
    </style:style>
    <style:style style:name="T18" style:family="text">
      <style:text-properties style:text-underline-style="none" officeooo:rsid="001ec013"/>
    </style:style>
    <style:style style:name="T19" style:family="text">
      <style:text-properties style:text-underline-style="none" officeooo:rsid="001f4d69"/>
    </style:style>
    <style:style style:name="T20" style:family="text">
      <style:text-properties style:text-underline-style="none" officeooo:rsid="0020b7bb"/>
    </style:style>
    <style:style style:name="T21" style:family="text">
      <style:text-properties style:text-underline-style="none" officeooo:rsid="0023812b"/>
    </style:style>
    <style:style style:name="T22" style:family="text">
      <style:text-properties style:text-underline-style="none" officeooo:rsid="0024a03d"/>
    </style:style>
    <style:style style:name="T23" style:family="text">
      <style:text-properties style:text-underline-style="none" officeooo:rsid="002601e3"/>
    </style:style>
    <style:style style:name="T24" style:family="text">
      <style:text-properties style:text-underline-style="none" officeooo:rsid="00292ead"/>
    </style:style>
    <style:style style:name="T25" style:family="text">
      <style:text-properties style:text-underline-style="none" officeooo:rsid="00299896"/>
    </style:style>
    <style:style style:name="T26" style:family="text">
      <style:text-properties style:text-underline-style="none" officeooo:rsid="002c1c36"/>
    </style:style>
    <style:style style:name="T27" style:family="text">
      <style:text-properties style:text-underline-style="none" officeooo:rsid="002c9ba0"/>
    </style:style>
    <style:style style:name="T28" style:family="text">
      <style:text-properties style:text-underline-style="none" officeooo:rsid="002da8d3"/>
    </style:style>
    <style:style style:name="T29" style:family="text">
      <style:text-properties style:text-underline-style="none" officeooo:rsid="002f827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RESUMEN PAPERS</text:p>
      <text:p text:style-name="P13">DESING OF EVERY DAY THINGS</text:p>
      <text:p text:style-name="P1">Principalmente se concentra en intentar entender que construye un buen diseño en cualquier objeto que usamos en nuestra vida cotidiana, analizando que hoy en día la complejidad de dichos objetos ha aumentando, haciendo que el entendimiento de los mismo para su utilización se complejo.</text:p>
      <text:p text:style-name="P1"/>
      <text:p text:style-name="P1">De esta forma entiende que los objetos bien diseñados tienen que ser sencillos de interpretar y entender. Deben poseer pistas visuales de sus funciones u operaciones. Por el otro lado un objeto mal diseñados generan frustracion al ser usados, teniendo incoveniente para la compresion del uso del mismo. Mas alla de este concepto no elimina la idea de que hay objetos que pueden ser dificiles de entender dado el contexto en el que se utilizan, como pueden ser los controles de un avion dentro de una cabina. La idea es poder juzgar aquellos objetos los cuales no deberia tener problema de usarlos durante la vida cotidiana.</text:p>
      <text:p text:style-name="P1"/>
      <text:p text:style-name="P2">Por lo general <text:s/>harbar cuestiones psicologicas que haran que un objeto sea mas facil de entender. Muchas veces los diseños reponderan a cuestiones naturales., donde muchos objetos podran ser interpetados de forma natural.</text:p>
      <text:p text:style-name="P2"/>
      <text:p text:style-name="P3">A <text:s/>su vez critica la compra por parte de la gente de objetos mal diseñados, tal que constuyen una validacion de estos. Por lo tanto hay que buscar un quiereb en el conusmo de los mimso con el fin de poder mejorar la forma de diseñar estos. </text:p>
      <text:p text:style-name="P4"/>
      <text:p text:style-name="P4">El estudio de este tipo de características esta vinculado con entender la asequibilidad (affordance), donde se busca percibir la propiedades de las cosas, mas que nada aquellas fundamentales para utilizarlo. Este estudio nos permite entender las operaciones o funciones de las cosas. Bajo este análisis las cosas simple no nece<text:span text:style-name="T1">sitarian</text:span> de una gran explicacion para poder usarse. Otro idea importante es el estudio de la causalidad de las cosas, es que ocurre luego de una accion con el objeto, donde por lo general se ve que si depues de una aacion no hay un rsultado visible se suele concluir que la accion no tuvo ningun tipo de efectividad.</text:p>
      <text:p text:style-name="P4"/>
      <text:p text:style-name="P16">Si nos ponemos a ver objetos de la vida cotidiana cada unoffendra distitnas funcionalidades y tendran su propia forma de aprendizaje, donde a su vez estarn compuestos por distintas partes muy varidas entre ellos. A su vez en nuestra vida diarai van a aprecienod constantamete objetos nuevos que nos plantena un desafio para poder utilizarlos. Por lo tanto como es que podemos lidiar con aprender el funcionamineto de todos? Pirncipalmente el aprenmdzaje se sostiene sobre la ifnracion que nos brinda la imagen del propio objeto y de ahi se genera un vinculo estrecho con el trabjo del diseñador. El disañor debe brindar un imagen clara del objeto para hacer que las operaciones sean claras para el usuario.</text:p>
      <text:p text:style-name="P5">Basandonos en este gran parte de enetnder como funciona un objeto viene de forma visual principamente de affroadance, costraint y mapping. Un ejemplo calro es el de las tijeras, sabes como suarlas debido a que las partes visbles son claras y sus implicaciones tambine, por lo tanto el modelo concpetual es facil para poder comprender su funcionamiento.</text:p>
      <text:p text:style-name="P5"/>
      <text:p text:style-name="P5">Basandonos en esto A la hroa de diseñar para personas hay que basrno en estos dos conecptos funddamentals:</text:p>
      <text:list xml:id="list3097380130" text:style-name="L1">
        <text:list-item>
          <text:p text:style-name="P17">proveer un buen modelo conceptual: <text:s/>al dar un buen modelo conceptual podemos predecir el efecto de nuestra acciones, sin este actuamos a ciegas. Para el diseño de las cosas de la vida cotidiana no necesitamos que el modelo sea complejo,. Nec<text:span text:style-name="T2">e</text:span>sitamos que haya r<text:span text:style-name="T2">e</text:span>l<text:span text:style-name="T2">a</text:span>ciones sim<text:span text:style-name="T2">ples</text:span> entre los controles y el ef<text:span text:style-name="T2">e</text:span>cto del <text:s/><text:span text:style-name="T2">uso </text:span>de los mismos.</text:p>
          <text:p text:style-name="P18">A la hora de hablar de moddelo es imporatnte diferencia entre el modelo del diesañodor y el del usuario. El del usuario es un modelo mental, el cual nunca va ser exacta al del diseañdor, <text:soft-page-break/>pero el diseñador debe lograr que ambos sean lo mas parecidos posibles para facilitar el uso del objeto.</text:p>
        </text:list-item>
        <text:list-item>
          <text:p text:style-name="P17">hacer que las cosas sean visibles: <text:span text:style-name="T3">el ejemplo que usa para ilustrar esta porblematica es lo que paso con los sistemas telefonicos nuevos y sus funcionalidades mapeadas de una forma muy dificil a los distinto botones numeros del telefono. Si bien os sitemas modernos tenian una gran cantidad de funciones que los hacian atractivos, el uso de las misma era dificil debido a que habia una falta de visibilidad de las mismas. </text:span><text:span text:style-name="T4">Lo que se genero es que el diseño de la interfaz es demasiado compleja para la simplicidad que posee este objeto.</text:span></text:p>
        </text:list-item>
      </text:list>
      <text:p text:style-name="P5"><text:tab/><text:span text:style-name="T4">La idea de este principio es que las cosas imporatntes del objeto esten visibles, esto implica <text:tab/>a su vez que haya un mapeo natural entre las funciones y los controles que nos ofrece el <text:tab/>objeto. <text:s/>Lo optimo serai que cada control este asociado a una funcion, donde a su vez el <text:tab/>usuario recibe algun tipo de feedback de la accion que realizo par saber si fue correcta o no. <text:tab/>A partir de esto se esparan que los poropios controles del objeto le permitan a la persona <text:tab/>aprender su uso., teniendo que recordar pocas cosas. Dentro de este principio sera <text:tab/>importante la idea de:</text:span></text:p>
      <text:list xml:id="list1564293005" text:style-name="L2">
        <text:list-item>
          <text:p text:style-name="P19">Mapeo: en este caso se busca la relacion uno a uno entre la funcionalidad de un objeto y un control que este posee. Una buena forma de aproximar este concepto es mediante lo que se denomina mapeo natural, tomando ventajas de cuestiones naturales o culturales que nos permitan un entendimiento inmediato del objeto. <text:span text:style-name="T5">Por lo genral esta es una caracteristica que mas suele generar inconvenitenes en el diseño de sistemas.</text:span> </text:p>
        </text:list-item>
        <text:list-item>
          <text:p text:style-name="P20">Feedback: La idea de que cada vez que el usuario realiza una accion con el objeto recibe algún tipo de mensaje que le permite determinar si la accion fue realizada de forma correcta. En el caso de los telefonos un diseño bueno en un momento poseeia por ada tecla un sonido caracteristico para indicar que habia sido correctamente presionada. Un gran porblema del avanze de la tecnolgoica es el aumento de las funcionalidad pero la reduccion del feedback de las mismas. A su vez muchas veces la incorporacion de fedback requiere de un aumento de los costos del objeto.</text:p>
        </text:list-item>
      </text:list>
      <text:p text:style-name="P5"/>
      <text:p text:style-name="P6">Todos estos problemas con respecto al diseño de las cosas sencillas de nuestra vida cotidiana. La tecnologia viene con la mision de hacernos la vida mas sencilla, pero el diseño de complejo de estos dispositivos innovadores <text:s/>generan muchas veces frustracion en el las personas. Por lo genral la complejidad de un dispositivo suele ser muy lata , luego baja con el teimp para despues voler a subir. <text:span text:style-name="T6">A su vez las nuevas tecnologias se han vuelto mas complejos debido a lo que ofrence, haciendo que los diseños buenos sean cada vez mas dificles de lograr. </text:span></text:p>
      <text:p text:style-name="P6"/>
      <text:p text:style-name="P14">NO SILVER BULLET </text:p>
      <text:p text:style-name="P15">(Silver bullet es la idea de una solucion sencilla para un problema complicado)</text:p>
      <text:p text:style-name="P7">Los proyectos de sof<text:span text:style-name="T9">t</text:span>ware muchas veces tienden a parecer sencillos o inofensivos, pero pueden convertirse en grandes monstruos, generado problemas con deadlines y presupuestos. <text:span text:style-name="T7">Pero para poder solucionar esto no hay ninguna forma sencilla. Y esto es algo que no ocur</text:span><text:span text:style-name="T9">r</text:span><text:span text:style-name="T7">e en ninguna linea de desarrollo, no solo la de software. Si bien esta concepción es pesimistas existen formas de acercarnos a una construccion de software mas controlado, mas alla de que la naturaleza de este desarrollo propiamente esta basada en el conflicto con estos inco</text:span><text:span text:style-name="T9">n</text:span><text:span text:style-name="T7">venientes</text:span></text:p>
      <text:p text:style-name="P7"/>
      <text:p text:style-name="P8">No solo que no hay soluciones sencillas sino que pareciera que no habrá en ningún futuro alguna solución para mejorar la productividad y confiabilidad del desarrollo de software. <text:span text:style-name="T8">Esto es diferente a como a pasado por ejemplo con el hardware y la llegada de los transist</text:span><text:span text:style-name="T9">ores</text:span><text:span text:style-name="T8">. Para poder examinar el progreso del desarrolllo de sosf</text:span><text:span text:style-name="T9">t</text:span><text:span text:style-name="T8">ware p</text:span><text:span text:style-name="T9">o</text:span><text:span text:style-name="T8">demos dividir sus dificultades en dos:</text:span></text:p>
      <text:list xml:id="list1940914880" text:style-name="L3">
        <text:list-item>
          <text:p text:style-name="P21">Esencia: dificultades que son heredadas por la naturaleza del software.</text:p>
        </text:list-item>
        <text:list-item>
          <text:p text:style-name="P21">Accidentes: aquellas dificultades que hoy atentan contra la <text:span text:style-name="T9">p</text:span>r<text:span text:style-name="T9">o</text:span>duccion pero no son heredadas.</text:p>
        </text:list-item>
      </text:list>
      <text:p text:style-name="P9"><text:soft-page-break/>La <text:span text:style-name="T10">Esencia</text:span> de las entidades de software esta construido en el entr<text:span text:style-name="T11">e</text:span>laz<text:span text:style-name="T11">a</text:span>do de distintos conceptos, como algoritmos, data sets. <text:span text:style-name="T11">Esta esencia es abstracta, en el sentido que la construccion conceptual es la misma baja distintas representaciones. Mas alla de esto es bastante precisa y detlladas. De esta forma la parte mas complicda del desarrollo de software esta vinculada a la especificacion, diseño y testo de esta construccion conceptual. Los errores concepturales suelen ser los mayores porblemas dentro de un sistema. Teniendo en cuenta esto podemos ver que la construccion de software siempre va ser dificil.</text:span></text:p>
      <text:p text:style-name="P10">De esta esencia propiedad de los sistemas de software se heredan ciertas propiedades:</text:p>
      <text:list xml:id="list2972860071" text:style-name="L4">
        <text:list-item>
          <text:p text:style-name="P24">Complejidad:<text:span text:style-name="T12"> Software es mas complejo que cualquier otro tipo de construccion humana., principalmente porque nunca dos partes son iguales. </text:span><text:span text:style-name="T13">La amplicacion de sofware nunca es la repeticion de los mismo elemtnos en un tamaño mas largo, la complejdiad del sistema a su vez sismpre aumenta desde un punto de vista mayor a algo lineal. Como la complejidad es parte de la esencia del software, removerla de sus descirpcion no ayuda como en otras ramas. Gran cantidad de los porbelmas del desarrollo proviene de la complejidad, no solo problemas implementativos. </text:span></text:p>
        </text:list-item>
        <text:list-item>
          <text:p text:style-name="P25">Conformidad:<text:span text:style-name="T12"> </text:span><text:span text:style-name="T14">Preguntar</text:span></text:p>
        </text:list-item>
        <text:list-item>
          <text:p text:style-name="P26">Habiilidad de cambio:<text:span text:style-name="T12"> El software tiene mas preciones para cambiar. Esto se debe principalmente a que son sistemas mas faciles de cambiar. Todo los software exitosos sobreviven al cambio. La obligacion a cambiar no solo es parte de una presion de como cambia la tecnologia sino tambien debido a la presiones de los usuarios que encuentran nuevas funcionalidades en el software generado. </text:span></text:p>
        </text:list-item>
        <text:list-item>
          <text:p text:style-name="P26">Invisibilidad:<text:span text:style-name="T12"> <text:s/>El sofwatre es invisible y no visulizable, no posee un espacio en el caul esta embebido. </text:span><text:span text:style-name="T15">Por lo general a la hora de armar un sistema nuestros diagrmaas generan jerarquias pero no planos de que construir. </text:span></text:p>
        </text:list-item>
      </text:list>
      <text:p text:style-name="P9"/>
      <text:p text:style-name="P11">Si nos ponemos a ver los tres cuestiones que mas mejoraron al desarrollo de software, generan mejoras en las dificultades accidentales pero no en aquellas que proviene de la esencia del mismo:</text:p>
      <text:list xml:id="list3537363851" text:style-name="L5">
        <text:list-item>
          <text:p text:style-name="P27">Lengaujes de alto nivel;<text:span text:style-name="T12"> mejorarn a la productividade y la simplicidad del sofwatre. <text:s/>Lo que logra principalmente el uso de estos es liberar al porgramador de lo que se denomina como la complijdad accidental., debdio a que este tipo de lenguajes nos permiten encapsular un nivel de complejidad mayor a la hora de gen</text:span><text:span text:style-name="T16">erar software.</text:span></text:p>
        </text:list-item>
        <text:list-item>
          <text:p text:style-name="P28">Time sharing:<text:span text:style-name="T12"> (Vinculado a la capcidad de que muchas persons interactuan con un sistema sin interferirse). Esta caracteristica preserva la inmediatez, permitiendos reducir la comlejidad de los sistemas al tener una respuesta inmidiata de los mismos. </text:span></text:p>
        </text:list-item>
        <text:list-item>
          <text:p text:style-name="P28">Entornos de programacion unificados:<text:span text:style-name="T12"> <text:s/></text:span><text:span text:style-name="T17">se logro mejorar la productivdad,, permitiendo resolver la complejidad de usar programas juntos.</text:span></text:p>
        </text:list-item>
      </text:list>
      <text:p text:style-name="P22">Hay ciertos avancesque se presentan como posibles soluciones sencillas (Silver Bullets) a estos problemas de tono complejo. Dentro de estos estan:</text:p>
      <text:list xml:id="list1410857019" text:style-name="L6">
        <text:list-item>
          <text:p text:style-name="P29">Ada y otro lenguajes de alto nivel:<text:span text:style-name="T12"> Lo revolucionario no fue el lengaujne en si, sino su ilofia, incluyendo la idea de modlurazcion, tipos de datos asbtracto</text:span><text:span text:style-name="T18">s y estrturaciones jerarquicas. Peor no sigue sienod mas que otro lengauje de alto nivel que solo apalea las dificultades accidentales.</text:span></text:p>
        </text:list-item>
        <text:list-item>
          <text:p text:style-name="P30">Programacion orientada a objetos:<text:span text:style-name="T12"> La idea de tipos abstratcos y jeraquicos implicas avances en la construccion de software. Ambos conceptos le perimten al diseñor expresar la esecnia de su diseño sin tener que utilizar grandes cantidades de informacion sintactica sin ningun tipo de contenido. </text:span><text:span text:style-name="T19">Esto permite remover gran cantidad de difiiluadtedes accdiental que proviene de quere expresar el diseño. </text:span></text:p>
        </text:list-item>
        <text:list-item>
          <text:p text:style-name="P31">Inteligencia Artificial:<text:span text:style-name="T12"> </text:span></text:p>
        </text:list-item>
        <text:list-item>
          <text:p text:style-name="P31">Sistemas expertos:<text:span text:style-name="T12"> La idea de estos sistemas es que poseen algun tipo de motor de inferencia y reglas base que le permiten tomar data de entrada y hechos, y a aprtir de eso poder explorar consecuenias logicas de las inferencias que se pudeen derivar de esas reglas basicas. (Basicamente programacion logica). </text:span><text:span text:style-name="T20">La idea es que se podrian aporvehcar estos </text:span><text:soft-page-break/><text:span text:style-name="T20">sistemas para suferir reglas de interfaces, pista para optimizar, etc. La idea general es que nos podria dar sugerencias con respecto a posibles diificultades qu tengamos en el desarrollo. </text:span></text:p>
        </text:list-item>
        <text:list-item>
          <text:p text:style-name="P32">Programacion automatica:<text:span text:style-name="T12"> La idea es poder generar un porgrama a partir de las oraciones de la especificacion del mismo. </text:span></text:p>
        </text:list-item>
        <text:list-item>
          <text:p text:style-name="P32">Programacion Grafica:<text:span text:style-name="T12"> </text:span><text:span text:style-name="T21">La idea es la implemenmtacion de graficos de computacion añl diseño de software. </text:span><text:span text:style-name="T22">El problema aca radica en como buscar una estructura correcta para poder visualizar software, meidnate la cual se favorezca a la creacion de software. </text:span></text:p>
        </text:list-item>
        <text:list-item>
          <text:p text:style-name="P33">Program Verification:<text:span text:style-name="T12"> En la actualidad se le esta dando mucha mas importancia a lo que es testeo y reapracion de errores. Si bien la verificacion de porgramas es poderosa, no implica la completa destruccion del error. <text:s/>El testo noos permitira solo mejorar el programa y a su vez lograr que este solo actue de forma correcta de acuerdo a alguna especificacion.</text:span></text:p>
        </text:list-item>
        <text:list-item>
          <text:p text:style-name="P33">Encvorenments and Tools:<text:span text:style-name="T12"> <text:s/>Por ahora las mejoras en esta categoria no generan un gran impacto mas que el de poder ayudarnos con errores sintacticos y semantcios dentro del porgrama.</text:span></text:p>
        </text:list-item>
        <text:list-item>
          <text:p text:style-name="P33">Workstattions:<text:span text:style-name="T12"> No generan soluciones magicas las mejoras en esto, si bien incrementan la velocidad de comilacion y ejecucion, esta no prevee mejoras con respecto a la solucion de errores y dificultades, solo mejroan nuestro poder de computo.</text:span></text:p>
        </text:list-item>
      </text:list>
      <text:p text:style-name="P23">Dado esto podemos ver que no hay ninguna solucion amgica que nos pemita hacer una revolcuion con reexpecto a la dificultades que teniamos. De esta forma lo que coviene para mejora las soluciones para este porblmas es atacar de forma directa a la esencia de los porbelmas del desarrollo de software en la formulacion de estas estrcturas complejas.. dentro de esto hay varias estrategias:</text:p>
      <text:list xml:id="list3144487311" text:style-name="L7">
        <text:list-item>
          <text:p text:style-name="P34">Buy versus Build:<text:span text:style-name="T12"> </text:span><text:span text:style-name="T23">La solucion mas drastica es no constrruir softare. El marcado de porduccion de software esta explotado de etcnoligas que nos permiten adaquiri casi cualquier cosa que necesitemos. Cualquier de estos productos sera mas barato que si lo construimos. Siempre el costo es vinculado al desarrollo y no al replicado del mismo, si el costo es compartido entre varios usuarios esto a su vez permite reducir el mismo aun mas. </text:span></text:p>
        </text:list-item>
        <text:list-item>
          <text:p text:style-name="P35">Require refinemente and rapid prototyping:<text:span text:style-name="T12"> la parte mas dificil de las construccion del sistema es la de definir de forma precisa que se va construir, el establcer los requirimientos. El hacer esto de forma fallida siempre se la base de gran cantidad de errores. Por lo atnto un desarrollador siempre tiene que hacer de forma iterativa una extraccion y refinamiento de los requerimientos del producto. </text:span><text:span text:style-name="T24">A su vez el usuario nunca sabe lo que quiere, por lo tanto hay que construir estos require iento siempre generadon una estrecha realcion entre el diseñador y el usuario. </text:span><text:span text:style-name="T25">Por lo tanto una forma de buscar apalear esos porbelmas que ñorviene de la esecnia es la construccion de herammientos que nos permitan protoripar software de manera mas rapida. La idea de la generacion de porotipos es tener un concepto real para que el usuario lo puedo probar, dejando de lado cuestiones tecnicas.</text:span></text:p>
        </text:list-item>
        <text:list-item>
          <text:p text:style-name="P36">Incremental development-grow, not buidl, sofware:<text:span text:style-name="T12"> la idea de utilizar construccion para referirse al desarrolllo de software quedo obsoleta, </text:span><text:span text:style-name="T26">principalemnte por que las estructras conceptuales que hay que armar hoy en dia son mas complejas y dificiles de construir sin errores. <text:s/>La idea es que nuestros sistemas no teiene que ser construidos, sin crecer, como ocurren en los proces de la vida en la naturaleza. La idea es que el desarrollo debe ser incremental partiendo de una base ejecutable del mismo. A partir de estos las nuevas adehesiones al sistemas van saliendo organicamente del mismo. </text:span><text:span text:style-name="T27">Desde un punto de vista mas social mejora al entusiamo por la construiccion del msmo al ver su porgreso plasmado de forma grafica. </text:span></text:p>
        </text:list-item>
        <text:list-item>
          <text:p text:style-name="P37">Buenos diseñadores:<text:span text:style-name="T12"> Siempre la mejora en el desarrollo de software se centra en las peronas que lo hacen. La idea de obtener buenos diseños es siguiendo buenas practicas., y esto se puede enseñar. Mas alla de esto los diseños buenso siempre van a venir de los buenos dieseñadore, mas alla de las practias que se les enseñen a estos, tal que esto no deja de ser un proceso creativo. </text:span><text:span text:style-name="T28">Por lo tanto la epserezan esta en hacer crecer buenos diseñadores. </text:span><text:span text:style-name="T29">Bajo </text:span><text:soft-page-break/><text:span text:style-name="T29">este punto de vista sostiene la imporatncia de que las empresas se concetren no sooo en bsucar buenso diseñadores sino en formalos como tal. </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7T15:05:05.706386426</meta:creation-date>
    <dc:date>2024-08-28T21:29:30.289123395</dc:date>
    <meta:editing-duration>PT2H46S</meta:editing-duration>
    <meta:editing-cycles>20</meta:editing-cycles>
    <meta:generator>LibreOffice/7.3.7.2$Linux_X86_64 LibreOffice_project/30$Build-2</meta:generator>
    <meta:document-statistic meta:table-count="0" meta:image-count="0" meta:object-count="0" meta:page-count="5" meta:paragraph-count="48" meta:word-count="2665" meta:character-count="16076" meta:non-whitespace-character-count="13451"/>
  </office:meta>
</office:document-meta>
</file>